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6e988" officeooo:paragraph-rsid="0006e988"/>
    </style:style>
    <style:style style:name="P2" style:family="paragraph" style:parent-style-name="Preformatted_20_Text">
      <style:text-properties style:font-name="DejaVu Sans" officeooo:rsid="0006e988" officeooo:paragraph-rsid="0006e988"/>
    </style:style>
    <style:style style:name="P3" style:family="paragraph" style:parent-style-name="Preformatted_20_Text" style:list-style-name="L1">
      <style:paragraph-properties fo:margin-top="0cm" fo:margin-bottom="0.499cm" loext:contextual-spacing="false"/>
    </style:style>
    <style:style style:name="P4" style:family="paragraph" style:parent-style-name="Standard">
      <style:text-properties style:font-name="DejaVu Sans" officeooo:rsid="0006e988" officeooo:paragraph-rsid="0006e988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 cuando no inicia xampp apache</text:p>
      <text:p text:style-name="P1">sudo /etc/init.d/apache2 stop</text:p>
      <text:p text:style-name="P1"/>
      <text:p text:style-name="P2"><text:span text:style-name="Source_20_Text">sudo nano /opt/lampp/etc/php.ini</text:span></text:p>
      <text:list xml:id="list919426329" text:style-name="L1">
        <text:list-item>
          <text:p text:style-name="P5">Descomentar <text:span text:style-name="Source_20_Text">extension=php_pdo_mysql.dll</text:span>, quitándole el <text:span text:style-name="Source_20_Text">;</text:span> y Guardar. </text:p>
        </text:list-item>
        <text:list-item>
          <text:p text:style-name="P5"><text:span text:style-name="Source_20_Text">php -v</text:span> (en mi caso tengo la version 7.4). </text:p>
        </text:list-item>
        <text:list-item>
          <text:p text:style-name="P3"><text:span text:style-name="Source_20_Text">sudo apt-get install php7.4-mysql <text:s/></text:span></text:p>
        </text:list-item>
        <text:list-item>
          <text:p text:style-name="P3"><text:span text:style-name="Source_20_Text">php artisan migrate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5:55:59.783771910</meta:creation-date>
    <dc:date>2021-11-13T16:18:04.300606493</dc:date>
    <meta:editing-duration>PT1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9" meta:character-count="271" meta:non-whitespace-character-count="238"/>
  </office:meta>
</office:document-meta>
</file>